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style:contextual-spacing="false"/>
      <style:text-properties style:font-name="Times New Roman" fo:font-size="12pt" style:font-size-asian="12pt" style:font-size-complex="12pt"/>
    </style:style>
    <style:style style:name="P2" style:family="paragraph" style:parent-style-name="Text_20_body">
      <style:paragraph-properties fo:margin-left="0cm" fo:margin-right="0cm" fo:margin-top="0cm" fo:margin-bottom="0cm" style:contextual-spacing="false" fo:text-indent="0cm" style:auto-text-indent="false"/>
      <style:text-properties style:font-name="Times New Roman" fo:font-size="12pt" style:font-size-asian="12pt" style:font-size-complex="12pt"/>
    </style:style>
    <style:style style:name="P3" style:family="paragraph" style:parent-style-name="Text_20_body" style:master-page-name="HTML">
      <style:paragraph-properties fo:margin-top="0cm" fo:margin-bottom="0cm" style:contextual-spacing="false" style:page-number="auto"/>
      <style:text-properties style:font-name="Times New Roman" fo:font-size="12pt" style:font-size-asian="12pt" style:font-size-complex="12pt"/>
    </style:style>
    <style:style style:name="P4" style:family="paragraph" style:parent-style-name="Text_20_body" style:list-style-name="L1">
      <style:paragraph-properties fo:margin-top="0cm" fo:margin-bottom="0cm" style:contextual-spacing="false"/>
      <style:text-properties style:font-name="Times New Roman" fo:font-size="12pt" style:font-size-asian="12pt" style:font-size-complex="12pt"/>
    </style:style>
    <style:style style:name="P5" style:family="paragraph" style:parent-style-name="Text_20_body" style:list-style-name="L2">
      <style:paragraph-properties fo:margin-top="0cm" fo:margin-bottom="0cm" style:contextual-spacing="false"/>
      <style:text-properties style:font-name="Times New Roman" fo:font-size="12pt" officeooo:rsid="001f327e" officeooo:paragraph-rsid="001f327e" style:font-size-asian="12pt" style:font-size-complex="12pt"/>
    </style:style>
    <style:style style:name="P6" style:family="paragraph" style:parent-style-name="Text_20_body" style:list-style-name="L3">
      <style:paragraph-properties fo:margin-top="0cm" fo:margin-bottom="0cm" style:contextual-spacing="false"/>
      <style:text-properties style:font-name="Times New Roman" fo:font-size="12pt" style:font-size-asian="12pt" style:font-size-complex="12pt"/>
    </style:style>
    <style:style style:name="P7" style:family="paragraph" style:parent-style-name="Text_20_body" style:list-style-name="L4">
      <style:paragraph-properties fo:margin-top="0cm" fo:margin-bottom="0cm" style:contextual-spacing="false"/>
      <style:text-properties style:font-name="Times New Roman" fo:font-size="12pt" style:font-size-asian="12pt" style:font-size-complex="12pt"/>
    </style:style>
    <style:style style:name="P8" style:family="paragraph" style:parent-style-name="Text_20_body" style:list-style-name="L5">
      <style:paragraph-properties fo:margin-top="0cm" fo:margin-bottom="0cm" style:contextual-spacing="false"/>
      <style:text-properties style:font-name="Times New Roman" fo:font-size="12pt" officeooo:rsid="001d5c6c" officeooo:paragraph-rsid="001d5c6c" style:font-size-asian="12pt" style:font-size-complex="12pt"/>
    </style:style>
    <style:style style:name="P9" style:family="paragraph" style:parent-style-name="Text_20_body" style:list-style-name="L5">
      <style:paragraph-properties fo:margin-top="0cm" fo:margin-bottom="0cm" style:contextual-spacing="false"/>
      <style:text-properties style:font-name="Times New Roman" fo:font-size="12pt" style:font-size-asian="12pt" style:font-size-complex="12pt"/>
    </style:style>
    <style:style style:name="P10" style:family="paragraph" style:parent-style-name="Text_20_body" style:list-style-name="L5">
      <style:paragraph-properties fo:margin-top="0cm" fo:margin-bottom="0cm" style:contextual-spacing="false"/>
      <style:text-properties style:font-name="Times New Roman" fo:font-size="12pt" officeooo:rsid="001bfe77" officeooo:paragraph-rsid="001bfe77" style:font-size-asian="12pt" style:font-size-complex="12pt"/>
    </style:style>
    <style:style style:name="P11" style:family="paragraph" style:parent-style-name="Text_20_body" style:list-style-name="L4">
      <style:paragraph-properties fo:margin-left="-1.251cm" fo:margin-right="0cm" fo:margin-top="0cm" fo:margin-bottom="0cm" style:contextual-spacing="false" fo:text-indent="0cm" style:auto-text-indent="false"/>
      <style:text-properties style:font-name="Times New Roman" fo:font-size="12pt" style:font-size-asian="12pt" style:font-size-complex="12pt"/>
    </style:style>
    <style:style style:name="P12" style:family="paragraph" style:parent-style-name="Text_20_body" style:list-style-name="L4">
      <style:paragraph-properties fo:margin-left="-1.251cm" fo:margin-right="0cm" fo:margin-top="0cm" fo:margin-bottom="0cm" style:contextual-spacing="false" fo:text-indent="0cm" style:auto-text-indent="false"/>
      <style:text-properties style:font-name="Times New Roman" fo:font-size="12pt" officeooo:paragraph-rsid="00182718" style:font-size-asian="12pt" style:font-size-complex="12pt"/>
    </style:style>
    <style:style style:name="P13" style:family="paragraph" style:parent-style-name="Text_20_body" style:list-style-name="L4">
      <style:paragraph-properties fo:margin-left="0cm" fo:margin-right="0cm" fo:margin-top="0cm" fo:margin-bottom="0cm" style:contextual-spacing="false" fo:text-indent="0cm" style:auto-text-indent="false"/>
      <style:text-properties style:font-name="Times New Roman" fo:font-size="12pt" style:font-size-asian="12pt" style:font-size-complex="12pt"/>
    </style:style>
    <style:style style:name="P14" style:family="paragraph" style:parent-style-name="Text_20_body" style:list-style-name="L4">
      <style:paragraph-properties fo:margin-left="-2.501cm" fo:margin-right="0cm" fo:margin-top="0cm" fo:margin-bottom="0cm" style:contextual-spacing="false" fo:text-indent="0cm" style:auto-text-indent="false"/>
      <style:text-properties style:font-name="Times New Roman" fo:font-size="12pt" style:font-size-asian="12pt" style:font-size-complex="12pt"/>
    </style:style>
    <style:style style:name="P15" style:family="paragraph" style:parent-style-name="Text_20_body" style:list-style-name="L4">
      <style:paragraph-properties fo:margin-left="1.251cm" fo:margin-right="0cm" fo:margin-top="0cm" fo:margin-bottom="0cm" style:contextual-spacing="false" fo:text-indent="0cm" style:auto-text-indent="false"/>
      <style:text-properties style:font-name="Times New Roman" fo:font-size="12pt" style:font-size-asian="12pt" style:font-size-complex="12pt"/>
    </style:style>
    <style:style style:name="P16" style:family="paragraph" style:parent-style-name="Text_20_body" style:list-style-name="L4">
      <style:paragraph-properties fo:margin-left="2.501cm" fo:margin-right="0cm" fo:margin-top="0cm" fo:margin-bottom="0cm" style:contextual-spacing="false" fo:text-indent="0cm" style:auto-text-indent="false"/>
      <style:text-properties style:font-name="Times New Roman" fo:font-size="12pt" style:font-size-asian="12pt" style:font-size-complex="12pt"/>
    </style:style>
    <style:style style:name="T1" style:family="text">
      <style:text-properties fo:font-weight="bold"/>
    </style:style>
    <style:style style:name="T2" style:family="text">
      <style:text-properties officeooo:rsid="00176bcb"/>
    </style:style>
    <style:style style:name="T3" style:family="text">
      <style:text-properties officeooo:rsid="00182718"/>
    </style:style>
    <style:style style:name="T4" style:family="text">
      <style:text-properties officeooo:rsid="00193e56"/>
    </style:style>
    <style:style style:name="T5" style:family="text">
      <style:text-properties officeooo:rsid="001967d2"/>
    </style:style>
    <style:style style:name="T6" style:family="text">
      <style:text-properties officeooo:rsid="001b0d8b"/>
    </style:style>
    <style:style style:name="T7" style:family="text">
      <style:text-properties officeooo:rsid="001fcda8"/>
    </style:style>
    <style:style style:name="T8" style:family="text">
      <style:text-properties officeooo:rsid="00202d7a"/>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weq."/><text:span text:style-name="T1">Name</text:span><text:bookmark text:name="weq.0"/><text:line-break/>Haid<text:bookmark text:name="weq.1"/><text:line-break/><text:bookmark text:name="weq.2"/><text:line-break/><text:bookmark text:name="weq.3"/><text:span text:style-name="T1">Beschreibung</text:span><text:bookmark text:name="weq.4"/><text:line-break/>Der Händler Haid kommt ursprünglich aus der Grenzstadt Trammar. Nach dem Einfallen der Orks floh er von dort nach Talras. Eigentlich wollte er in Talras einen kleinen Stand aufbauen, seine Waren verkaufen und sich einen Platz zum Schlafen suchen. Doch der Vogt des Herzogs war der Meinung, dass es bereits genügend Händler in der Burg gab und nicht jeder Händler einfach so einen Stand aufbauen könnte. Eigentlich wollte sich der Vogt nur ein paar Goldmünzen dazu verdienen, doch Haid war pleite also ließ der Vogt ihn nicht in die Burg. Jetzt sitzt Haid vor der Burg und weiß nicht weiter.<text:bookmark text:name="weq.5"/><text:line-break/><text:bookmark text:name="weq.6"/><text:line-break/><text:bookmark text:name="weq.7"/><text:span text:style-name="T1">Ort</text:span><text:bookmark text:name="weq.8"/></text:p>
      <text:list xml:id="list224752398137755992" text:style-name="L1">
        <text:list-item>
          <text:p text:style-name="P4"><text:bookmark text:name="l84a"/><text:bookmark text:name="l84a0"/>Unterhalb der Burg Talras am Wegrand </text:p>
        </text:list-item>
      </text:list>
      <text:p text:style-name="P1"><text:bookmark text:name="weq.10"/><text:line-break/><text:bookmark text:name="weq.11"/><text:span text:style-name="T1">Tagesablauf</text:span><text:bookmark text:name="weq.12"/></text:p>
      <text:list xml:id="list8117314091876521012" text:style-name="L2">
        <text:list-item>
          <text:p text:style-name="P5">Den ganzen Tag – steht am Aufstieg zu Talras.</text:p>
        </text:list-item>
      </text:list>
      <text:p text:style-name="P1"><text:bookmark text:name="weq.15"/><text:line-break/><text:bookmark text:name="weq.16"/><text:span text:style-name="T1">Zugehörigkeit</text:span><text:bookmark text:name="weq.17"/><text:line-break/>Händler<text:bookmark text:name="weq.18"/><text:line-break/><text:bookmark text:name="weq.19"/><text:line-break/><text:bookmark text:name="weq.21"/><text:span text:style-name="T1">Aufträge</text:span></text:p>
      <text:list xml:id="list468071410200973642" text:style-name="L3">
        <text:list-item>
          <text:p text:style-name="P6"><text:bookmark text:name="weq.22"/><text:bookmark text:name="weq.23"/>Sekundär – Gold für die Handelsgenehmigung</text:p>
        </text:list-item>
      </text:list>
      <text:p text:style-name="P1"><text:bookmark text:name="weq.24"/><text:line-break/><text:bookmark text:name="weq.25"/><text:span text:style-name="T1">Dialog</text:span><text:bookmark text:name="weq.26"/></text:p>
      <text:list xml:id="list4336501695503443169" text:style-name="L4">
        <text:list-item>
          <text:p text:style-name="P7"><text:bookmark text:name="weq.27"/><text:bookmark text:name="weq.28"/>Wer bist du? </text:p>
          <text:list>
            <text:list-item>
              <text:p text:style-name="P7"><text:bookmark text:name="ky7u"/><text:bookmark text:name="weq.29"/>N: Ich bin Haid, ein fahrender Händler aus Trammar. Interessierst du dich zufällig für eine meiner Waren? </text:p>
            </text:list-item>
            <text:list-item>
              <text:p text:style-name="P7"><text:bookmark text:name="weq.30"/>C: Was verkaufst du denn? </text:p>
            </text:list-item>
            <text:list-item>
              <text:p text:style-name="P7"><text:bookmark text:name="weq.31"/>N: <text:span text:style-name="T7">Etwas zu essen und a</text:span>lles was man im Alltag gebrauchen kann: Brot, Äpfel, Käse, Wurst, Geschirr und noch vieles mehr. </text:p>
            </text:list-item>
            <text:list-item>
              <text:p text:style-name="P11"><text:bookmark text:name="weq.32"/>Wieso verkaufst du deine Waren nicht in der Burg? (Nach Begrüßung) </text:p>
            </text:list-item>
            <text:list-item>
              <text:p text:style-name="P7"><text:bookmark text:name="weq.33"/>N: Nun, ich bin ein fahrender Händler und die sieht man hier nicht mehr so gerne.</text:p>
            </text:list-item>
            <text:list-item>
              <text:p text:style-name="P7">N: Das Misstrauen ist seit Beginn der Invasion einfach zu groß geworden und hier gibt es schon mehr als genug Händler. Außerdem besitze ich nicht das nötige Kleingeld, um mir einen Platz in der Burg zu erwerben.</text:p>
            </text:list-item>
            <text:list-item>
              <text:p text:style-name="P12">Invasion? <text:span text:style-name="T3">(Nach „Wieso verkaufst du deine Waren nicht in der Burg?“)</text:span></text:p>
            </text:list-item>
            <text:list-item>
              <text:p text:style-name="P13">N: Wo kommst du denn her oder gefällt dir der Ausdruck etwa nicht? Du glaubst doch nicht das Geschwafel unseres verehrten Herrn Königs oder doch?</text:p>
            </text:list-item>
            <text:list-item>
              <text:p text:style-name="P13">N: Jeder hier weiß, dass diese verdammten Dunkelelfen einen Packt mit den Orks geschlossen haben. Ich habe selbst gesehen, wie diese Schweinehunde meine Heimatstadt Trammar in Flammen aufgehen ließen.</text:p>
            </text:list-item>
            <text:list-item>
              <text:p text:style-name="P13">N: Bin gerade nochmal so mit dem Leben davon gekommen! Der König unterschätzt die Lage vollkommen. Trammar war verdammt gut befestigt und wurde innerhalb eines einzigen Tages eingenommen.</text:p>
            </text:list-item>
            <text:list-item>
              <text:p text:style-name="P13">N: Diese Burg hier hat zwar eine bessere Lage, aber das wird ihr nichts nützen wenn erstmal hunderte von Orks und Dunkelefen hier anrücken.</text:p>
            </text:list-item>
            <text:list-item>
              <text:p text:style-name="P13">N: Aber welche Wahl hab ich denn? Ich muss mir ein paar Goldmünzen dazu verdienen und vom Gewinn Leben. Danach hau ich so schnell wie möglich ab und dir würde ich genau das Gleiche raten.</text:p>
            </text:list-item>
            <text:list-item>
              <text:p text:style-name="P13">N: Sicher, du wirst hier bestimmt einige treffen, die frohen Mutes dem Feind trotzen wollen, aber haben die etwa ihre Heimat untergehen sehen? Ich sag's dir Junge: Dieses Königreich wird untergehen!</text:p>
            </text:list-item>
            <text:list-item>
              <text:p text:style-name="P11">Was sagt denn der König? <text:span text:style-name="T4">(Nach „Invasion?“)</text:span></text:p>
            </text:list-item>
            <text:list-item>
              <text:p text:style-name="P13"><text:soft-page-break/>N: Der König? Dieser miese Sack, der behauptet doch glatt, dass es sich nur um kleinere Überfälle handele. Hab's nicht glauben wollen als ich's von einem Jäger gehört habe.</text:p>
            </text:list-item>
            <text:list-item>
              <text:p text:style-name="P13">N: Verdammte Scheiße, wozu haben wir denn den ganzen Adel mit all seinen Vasallen. Wollen die sich ewig nur um ihr beschissenes Gut streiten?</text:p>
            </text:list-item>
            <text:list-item>
              <text:p text:style-name="P13">N: Die sollen gefälligst ein Heer aufstellen! Ich hab viele gute Freunde in Trammar verloren. Dieser Dreckskönig, wenn ich …</text:p>
            </text:list-item>
            <text:list-item>
              <text:p text:style-name="P13">N: Erzähl aber keinem, dass ich so von ihm geredet habe, sonst lande ich noch am Pranger oder schlimmer noch am Galgen.</text:p>
            </text:list-item>
            <text:list-item>
              <text:p text:style-name="P13">C: Keine Sorge.</text:p>
              <text:list>
                <text:list-item>
                  <text:p text:style-name="P14"><text:bookmark text:name="ky7u0"/><text:bookmark text:name="ky7u1"/><text:bookmark text:name="weq.34"/>Kann ich dir irgendwie helfen? <text:span text:style-name="T5">(Nach „Wieso verkaufst du deine Waren nicht in der Burg?“)</text:span></text:p>
                  <text:list>
                    <text:list-item>
                      <text:p text:style-name="P14"><text:bookmark text:name="ky7u2"/><text:bookmark text:name="ky7u3"/><text:bookmark text:name="ky7u4"/><text:bookmark text:name="weq.35"/>N: Du willst mir helfen? Wieso solltest du das tun? </text:p>
                    </text:list-item>
                    <text:list-item>
                      <text:p text:style-name="P14"><text:bookmark text:name="weq.36"/>C: <text:span text:style-name="T6">Wieso nicht?</text:span></text:p>
                    </text:list-item>
                    <text:list-item>
                      <text:p text:style-name="P14"><text:bookmark text:name="weq.37"/>N: Wenn du mir wirklich helfen willst, dann gib mir ein paar Goldmünzen, damit ich den Vogt dafür bezahlen kann, in die Burg eingelassen zu werden. (Neuer Auftrag: „Gold für die Handelsgenehmigung“) </text:p>
                    </text:list-item>
                    <text:list-item>
                      <text:p text:style-name="P14"><text:bookmark text:name="weq.38"/>C: Wie viel<text:span text:style-name="T8">e</text:span> brauchst du denn? </text:p>
                    </text:list-item>
                    <text:list-item>
                      <text:p text:style-name="P14"><text:bookmark text:name="weq.39"/>N: 40 Goldmünzen würden schon reichen. </text:p>
                    </text:list-item>
                  </text:list>
                </text:list-item>
              </text:list>
            </text:list-item>
          </text:list>
        </text:list-item>
        <text:list-item>
          <text:p text:style-name="P7"><text:bookmark text:name="weq.42"/>Hier hast du deine Goldmünzen. (Falls der Charakter den Auftrag „Gold für die Handelsgenehmigung“ erhalten und <text:span text:style-name="T2">die entsprechenden Goldmünzen hat</text:span>) </text:p>
        </text:list-item>
        <text:list-item>
          <text:p text:style-name="P15">(Charakter hat vom Vogt erfahren, wie viel eine Handelsgenehmigung kostet)</text:p>
        </text:list-item>
        <text:list-item>
          <text:p text:style-name="P16">C: Hier hast du deine 10 Goldmünzen. Hab mal mit dem Vogt gesprochen. Willst du mich verarschen oder was?</text:p>
        </text:list-item>
        <text:list-item>
          <text:p text:style-name="P16">N: Tut mir leid, aber so ist nun mal das Leben. Kriegst auch eine große Stärkung mit dazu. (Auftragsbelohnung verbessern. Auftrag abgeschlossen: „Gold für die Handelsgenehmigung“)</text:p>
        </text:list-item>
        <text:list-item>
          <text:p text:style-name="P15">(Charakter hat nichts vom Vogt erfahren)</text:p>
        </text:list-item>
        <text:list-item>
          <text:p text:style-name="P16">C: Hier hast du deine 40 Goldmünzen.</text:p>
          <text:list>
            <text:list-item>
              <text:p text:style-name="P15"><text:bookmark text:name="ky7u8"/><text:bookmark text:name="weq.43"/>N: Danke vielmals. Hier hast du eine kleine Stärkung. (Auftrag abgeschlossen: „Gold für die Handelsgenehmigung“) </text:p>
            </text:list-item>
          </text:list>
        </text:list-item>
        <text:list-item>
          <text:p text:style-name="P13">Gib mir meine 30 Goldmünzen wieder! (Charakter hat den Auftrag „Gold für die Handelsgenehmigung“ mit normaler Belohnung abgeschlossen und vom Vogt erfahren, dass eine Handelsgenehmigung weniger kostet)</text:p>
        </text:list-item>
        <text:list-item>
          <text:p text:style-name="P15">C: Gib mir meine 30 Goldmünzen wieder!</text:p>
        </text:list-item>
        <text:list-item>
          <text:p text:style-name="P15">N: Was? Welche 30 Goldmünzen?</text:p>
        </text:list-item>
        <text:list-item>
          <text:p text:style-name="P15">C: Das weißt du ganz genau, du Penner! Ich hab mal mit dem Vogt gesprochen.</text:p>
        </text:list-item>
        <text:list-item>
          <text:p text:style-name="P15">N: Oh, verdammte Scheiße. Hier hast du sie. Erstick doch an deinem Scheißgold!</text:p>
        </text:list-item>
      </text:list>
      <text:p text:style-name="P2"/>
      <text:p text:style-name="P1"><text:bookmark text:name="weq.46"/><text:line-break/><text:bookmark text:name="ky7u10"/><text:span text:style-name="T1">Handel</text:span><text:bookmark text:name="weq.47"/></text:p>
      <text:list xml:id="list1322113320732256203" text:style-name="L5">
        <text:list-item>
          <text:p text:style-name="P8">Laib Brot</text:p>
        </text:list-item>
        <text:list-item>
          <text:p text:style-name="P8">Brocken Käse</text:p>
        </text:list-item>
        <text:list-item>
          <text:p text:style-name="P9">Holzteller </text:p>
        </text:list-item>
        <text:list-item>
          <text:p text:style-name="P9">Holzbecher </text:p>
        </text:list-item>
        <text:list-item>
          <text:p text:style-name="P10">Apfel</text:p>
        </text:list-item>
        <text:list-item>
          <text:p text:style-name="P9">Rüb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style: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meta:creation-date>2008-08-13T14:13:47</meta:creation-date>
    <dc:date>2015-03-09T00:02:28.090000000</dc:date>
    <dc:language>en-US</dc:language>
    <meta:editing-cycles>57</meta:editing-cycles>
    <meta:editing-duration>PT13H20M25S</meta:editing-duration>
    <meta:document-statistic meta:table-count="0" meta:image-count="0" meta:object-count="0" meta:page-count="2" meta:paragraph-count="52" meta:word-count="824" meta:character-count="4802" meta:non-whitespace-character-count="4053"/>
    <meta:user-defined meta:name="Info 1"/>
    <meta:user-defined meta:name="Info 2"/>
    <meta:user-defined meta:name="Info 3"/>
    <meta:user-defined meta:name="Info 4"/>
    <meta:hyperlink-behaviour office:target-frame-name="_top" xlink:show="replace"/>
  </office:meta>
</office:document-meta>
</file>